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" fo:font-size="16pt" fo:font-weight="bold" officeooo:rsid="00101837" officeooo:paragraph-rsid="00101837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Nimbus Sans" fo:font-size="12pt" fo:font-weight="normal" officeooo:rsid="00101837" officeooo:paragraph-rsid="0010183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weight="normal" officeooo:rsid="00101837" officeooo:paragraph-rsid="0010183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Nimbus Sans" fo:font-size="12pt" fo:font-weight="normal" officeooo:rsid="00123926" officeooo:paragraph-rsid="0012392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" fo:font-size="12pt" fo:font-weight="normal" officeooo:rsid="000e930a" officeooo:paragraph-rsid="00123926" style:font-size-asian="10.5pt" style:font-weight-asian="normal" style:font-size-complex="12pt" style:font-weight-complex="normal"/>
    </style:style>
    <style:style style:name="T1" style:family="text">
      <style:text-properties officeooo:rsid="00101837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00e930a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Nimbus Sans1"/>
    </style:style>
    <style:style style:name="T5" style:family="text">
      <style:text-properties style:font-name="Nimbus Sans1" officeooo:rsid="00101837"/>
    </style:style>
    <style:style style:name="T6" style:family="text">
      <style:text-properties style:font-name="Nimbus Sans1" officeooo:rsid="0012392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0e096"/>
    </style:style>
    <style:style style:name="T9" style:family="text">
      <style:text-properties officeooo:rsid="00123926"/>
    </style:style>
    <style:style style:name="T10" style:family="text">
      <style:text-properties officeooo:rsid="001292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ole-style Mac and Cheese</text:p>
      <text:p text:style-name="P2"><text:span text:style-name="T3">from </text:span><text:span text:style-name="T2">Leah Chase</text:span></text:p>
      <text:p text:style-name="P1"/>
      <text:p text:style-name="P1"><text:span text:style-name="T1">1 </text:span>lb.<text:tab/><text:span text:style-name="T1">Pasta</text:span></text:p>
      <text:p text:style-name="P1"><text:span text:style-name="T1">2 c.</text:span><text:tab/><text:span text:style-name="T1">Heavy cream</text:span></text:p>
      <text:p text:style-name="P1"><text:span text:style-name="T1">4</text:span><text:tab/><text:span text:style-name="T1">Eggs</text:span></text:p>
      <text:p text:style-name="P1"><text:span text:style-name="T1">2 T</text:span>.<text:tab/><text:span text:style-name="T1">Cajun seasoning</text:span></text:p>
      <text:p text:style-name="P1"><text:span text:style-name="T1">4 T</text:span>. <text:span text:style-name="T10">+</text:span><text:tab/><text:span text:style-name="T1">Butter</text:span></text:p>
      <text:p text:style-name="P1"><text:span text:style-name="T1">4 c.</text:span><text:tab/><text:span text:style-name="T1">Cheese, grated</text:span></text:p>
      <text:p text:style-name="P1"/>
      <text:list xml:id="list3239324964" text:style-name="L1">
        <text:list-item>
          <text:p text:style-name="P3">Preheat oven to 350<text:span text:style-name="T4">°</text:span></text:p>
        </text:list-item>
        <text:list-item>
          <text:p text:style-name="P3">Put butter in a 9x9 inch baking dish and place in oven.</text:p>
        </text:list-item>
        <text:list-item>
          <text:p text:style-name="P3">Cook pasta <text:span text:style-name="T7">al dente</text:span> according to the package instructions.</text:p>
        </text:list-item>
        <text:list-item>
          <text:p text:style-name="P3">Once the butter has melted completely, pull out the baking dish.</text:p>
        </text:list-item>
        <text:list-item>
          <text:p text:style-name="P3">Brush the inside of the baking dish with the melted butter.</text:p>
        </text:list-item>
        <text:list-item>
          <text:p text:style-name="P3">Let the butter cool until it is luke warm.</text:p>
        </text:list-item>
        <text:list-item>
          <text:p text:style-name="P3">Whisk together cream, eggs, and Cajun seasoning.</text:p>
        </text:list-item>
        <text:list-item>
          <text:p text:style-name="P3">Whisk in cooled butter.</text:p>
        </text:list-item>
        <text:list-item>
          <text:p text:style-name="P3">Layer the pasta and cheese in the buttered baking dish.</text:p>
        </text:list-item>
        <text:list-item>
          <text:p text:style-name="P3">Pour the custard over the top of the pasta and cheese.</text:p>
        </text:list-item>
        <text:list-item>
          <text:p text:style-name="P3">Baked for 20-<text:span text:style-name="T8">25</text:span> minutes at 350<text:span text:style-name="T4">°</text:span></text:p>
        </text:list-item>
      </text:list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4">For a Quarter-Recipe</text:span></text:p>
      <text:p text:style-name="P5"><text:span text:style-name="T4"/></text:p>
      <text:p text:style-name="P6"><text:span text:style-name="T1">1/</text:span><text:span text:style-name="T9">4</text:span><text:span text:style-name="T1"> </text:span>lb.<text:tab/><text:tab/><text:span text:style-name="T1">Pasta</text:span></text:p>
      <text:p text:style-name="P6"><text:span text:style-name="T9">1/2</text:span><text:span text:style-name="T1"> c.</text:span><text:tab/><text:tab/><text:span text:style-name="T1">Heavy cream</text:span></text:p>
      <text:p text:style-name="P6"><text:span text:style-name="T9">1<text:tab/></text:span><text:tab/><text:span text:style-name="T1">Egg</text:span></text:p>
      <text:p text:style-name="P6"><text:span text:style-name="T9">2 t</text:span>.<text:tab/><text:tab/><text:span text:style-name="T1">Cajun seasoning</text:span></text:p>
      <text:p text:style-name="P5">¼ t.<text:tab/><text:tab/>Salt</text:p>
      <text:p text:style-name="P5">¼ t.<text:tab/><text:tab/>Pepper</text:p>
      <text:p text:style-name="P5">¼ t.<text:tab/><text:tab/>Garlic powder</text:p>
      <text:p text:style-name="P5">¼ t.<text:tab/><text:tab/>Onion powder</text:p>
      <text:p text:style-name="P6"><text:span text:style-name="T9">1</text:span><text:span text:style-name="T1"> T</text:span>. <text:span text:style-name="T9">+<text:tab/></text:span><text:tab/><text:span text:style-name="T1">Butter</text:span></text:p>
      <text:p text:style-name="P6"><text:span text:style-name="T6">1</text:span><text:span text:style-name="T5"> c.</text:span><text:span text:style-name="T4"><text:tab/><text:tab/></text:span><text:span text:style-name="T5">Cheese, gra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8-07T19:52:11.110961893</dc:date>
    <meta:editing-duration>PT27M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71" meta:character-count="820" meta:non-whitespace-character-count="680"/>
  </office:meta>
</office:document-meta>
</file>